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6688in"/>
    </style:style>
    <style:style style:name="Table1.B" style:family="table-column">
      <style:table-column-properties style:column-width="0.6694in"/>
    </style:style>
    <style:style style:name="Table1.J" style:family="table-column">
      <style:table-column-properties style:column-width="0.6743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J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J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9b4c" officeooo:paragraph-rsid="00129b4c"/>
    </style:style>
    <style:style style:name="P2" style:family="paragraph" style:parent-style-name="Standard">
      <style:text-properties officeooo:rsid="00129b4c" officeooo:paragraph-rsid="00129b4c" fo:background-color="#fff200"/>
    </style:style>
    <style:style style:name="P3" style:family="paragraph" style:parent-style-name="Standard">
      <style:text-properties officeooo:rsid="00129b4c" officeooo:paragraph-rsid="00129b4c" fo:background-color="transparent"/>
    </style:style>
    <style:style style:name="P4" style:family="paragraph" style:parent-style-name="Standard">
      <style:text-properties officeooo:rsid="0017a3a0" officeooo:paragraph-rsid="0017a3a0" fo:background-color="transparent"/>
    </style:style>
    <style:style style:name="P5" style:family="paragraph" style:parent-style-name="Standard">
      <style:text-properties officeooo:rsid="001467a0" officeooo:paragraph-rsid="001467a0"/>
    </style:style>
    <style:style style:name="P6" style:family="paragraph" style:parent-style-name="Standard">
      <style:text-properties officeooo:rsid="0017a3a0" officeooo:paragraph-rsid="0017a3a0"/>
    </style:style>
    <style:style style:name="P7" style:family="paragraph" style:parent-style-name="Standard">
      <style:text-properties officeooo:rsid="0018ae3d" officeooo:paragraph-rsid="0018ae3d"/>
    </style:style>
    <style:style style:name="P8" style:family="paragraph" style:parent-style-name="Standard">
      <style:text-properties officeooo:rsid="0017a3a0" officeooo:paragraph-rsid="0017a3a0" fo:background-color="#ffff00"/>
    </style:style>
    <style:style style:name="P9" style:family="paragraph" style:parent-style-name="Table_20_Contents">
      <style:text-properties officeooo:rsid="001486ef" officeooo:paragraph-rsid="001486ef"/>
    </style:style>
    <style:style style:name="P10" style:family="paragraph" style:parent-style-name="Table_20_Contents">
      <style:text-properties officeooo:rsid="001486ef" officeooo:paragraph-rsid="001486ef" fo:background-color="#ffff99"/>
    </style:style>
    <style:style style:name="P11" style:family="paragraph" style:parent-style-name="Table_20_Contents">
      <style:text-properties fo:background-color="#ffff99"/>
    </style:style>
    <style:style style:name="P12" style:family="paragraph" style:parent-style-name="Table_20_Contents">
      <style:text-properties officeooo:rsid="0015eada" officeooo:paragraph-rsid="0015eada"/>
    </style:style>
    <style:style style:name="T1" style:family="text">
      <style:text-properties officeooo:rsid="00129b4c"/>
    </style:style>
    <style:style style:name="T2" style:family="text">
      <style:text-properties fo:background-color="#ff33ff" loext:char-shading-value="0"/>
    </style:style>
    <style:style style:name="T3" style:family="text">
      <style:text-properties fo:background-color="#ccff00" loext:char-shading-value="0"/>
    </style:style>
    <style:style style:name="T4" style:family="text">
      <style:text-properties fo:background-color="#ff9900" loext:char-shading-value="0"/>
    </style:style>
    <style:style style:name="T5" style:family="text">
      <style:text-properties fo:background-color="#66ffff" loext:char-shading-value="0"/>
    </style:style>
    <style:style style:name="T6" style:family="text">
      <style:text-properties fo:background-color="#cccccc" loext:char-shading-value="0"/>
    </style:style>
    <style:style style:name="T7" style:family="text">
      <style:text-properties officeooo:rsid="0015eada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8ae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"/><text:span text:style-name="T1">+</text:span></text:p>
      <text:p text:style-name="Standard"><text:s text:c="3"/>/ <text:s/><text:span text:style-name="T1">\</text:span></text:p>
      <text:p text:style-name="Standard"><text:s text:c="2"/><text:span text:style-name="T1">1 <text:s text:c="2"/>5</text:span></text:p>
      <text:p text:style-name="Standard"/>
      <text:p text:style-name="P1">+ 1 5</text:p>
      <text:p text:style-name="P2">1 + 5</text:p>
      <text:p text:style-name="P1">1 5 + </text:p>
      <text:p text:style-name="P1"/>
      <text:p text:style-name="P3">+ * 11 31 532</text:p>
      <text:p text:style-name="P2"/>
      <text:p text:style-name="P1"><text:span text:style-name="T2">+ </text:span><text:span text:style-name="T3">* </text:span><text:span text:style-name="T4">1</text:span><text:span text:style-name="T5"> 3</text:span><text:span text:style-name="T6"> 5</text:span></text:p>
      <text:p text:style-name="P2">(1 * 3) + 5</text:p>
      <text:p text:style-name="P1"/>
      <text:p text:style-name="P1"/>
      <text:p text:style-name="P1"><text:s text:c="6"/><text:span text:style-name="T2">+</text:span></text:p>
      <text:p text:style-name="P1"><text:s text:c="5"/><text:span text:style-name="T2">/ </text:span><text:s/><text:span text:style-name="T6"><text:s/>\</text:span></text:p>
      <text:p text:style-name="P1"><text:s text:c="3"/><text:span text:style-name="T3">*</text:span> <text:s text:c="3"/><text:span text:style-name="T6"><text:s/>5</text:span> </text:p>
      <text:p text:style-name="P1"><text:s text:c="2"/><text:span text:style-name="T3">/ </text:span><text:s text:c="2"/><text:span text:style-name="T5">\</text:span></text:p>
      <text:p text:style-name="P1"><text:span text:style-name="T4">1</text:span> <text:s text:c="2"/><text:span text:style-name="T5"><text:s/>3</text:span> <text:s/></text:p>
      <text:p text:style-name="P1"/>
      <text:p text:style-name="P1">* + 1 3 5</text:p>
      <text:p text:style-name="P1">(1 + 3) * 5</text:p>
      <text:p text:style-name="P1"><text:s/></text:p>
      <text:p text:style-name="P1"><text:s text:c="5"/>*</text:p>
      <text:p text:style-name="P1"><text:s text:c="4"/>/ <text:s/>\</text:p>
      <text:p text:style-name="P1"><text:s text:c="3"/>+ <text:s text:c="2"/>5</text:p>
      <text:p text:style-name="P1"><text:s text:c="2"/>/ \</text:p>
      <text:p text:style-name="P1"><text:s/>1 <text:s/>3</text:p>
      <text:p text:style-name="P1"/>
      <table:table table:name="Table1" table:style-name="Table1">
        <table:table-column table:style-name="Table1.A"/>
        <table:table-column table:style-name="Table1.B" table:number-columns-repeated="4"/>
        <table:table-column table:style-name="Table1.A"/>
        <table:table-column table:style-name="Table1.B" table:number-columns-repeated="3"/>
        <table:table-column table:style-name="Table1.J"/>
        <table:table-row>
          <table:table-cell table:style-name="Table1.A1" office:value-type="string">
            <text:p text:style-name="P11">*</text:p>
          </table:table-cell>
          <table:table-cell table:style-name="Table1.A1" office:value-type="string">
            <text:p text:style-name="P10">+</text:p>
          </table:table-cell>
          <table:table-cell table:style-name="Table1.A1" office:value-type="string">
            <text:p text:style-name="P10">1 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5</text:p>
          </table:table-cell>
          <table:table-cell table:style-name="Table1.A1" office:value-type="string">
            <text:p text:style-name="P9">\0</text:p>
          </table:table-cell>
          <table:table-cell table:style-name="Table1.A1" office:value-type="string">
            <text:p text:style-name="P9">\0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J1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2">s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i=0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</table:table-row>
      </table:table>
      <text:p text:style-name="P1"/>
      <text:p text:style-name="P1"><text:s text:c="7"/></text:p>
      <text:p text:style-name="P1"/>
      <text:p text:style-name="P1"><text:span text:style-name="T7">izraz = </text:span>operator izraz1 izraz2</text:p>
      <text:p text:style-name="P1"><text:s text:c="9"/><text:span text:style-name="T7">= ceo_broj</text:span></text:p>
      <text:p text:style-name="P1"/>
      <text:p text:style-name="P5">na 20 karaktera</text:p>
      <text:p text:style-name="P5"/>
      <text:p text:style-name="P6">2</text:p>
      <text:p text:style-name="P6">+ 2 3</text:p>
      <text:p text:style-name="P6">* 2 3</text:p>
      <text:p text:style-name="P6">+ 23 1</text:p>
      <text:p text:style-name="P6">/ 23 2</text:p>
      <text:p text:style-name="P6">- 23 2</text:p>
      <text:p text:style-name="P6">mod 23 2</text:p>
      <text:p text:style-name="P6">min 23 2</text:p>
      <text:p text:style-name="P6"/>
      <text:p text:style-name="P6"/>
      <text:p text:style-name="P6"/>
      <text:p text:style-name="P6"><text:soft-page-break/>za vezbu:</text:p>
      <text:p text:style-name="P6">lista = <text:span text:style-name="T8">jednostruko povezana lista sa pokazivacem na prvi element liste</text:span></text:p>
      <text:p text:style-name="P6"><text:span text:style-name="T8"/></text:p>
      <text:p text:style-name="P7"><text:span text:style-name="T8">za domaci:</text:span></text:p>
      <text:p text:style-name="P4">- <text:span text:style-name="T9">dodaje element na pocetak liste</text:span></text:p>
      <text:p text:style-name="P4">- <text:span text:style-name="T9">dod. el.na kraj liste</text:span></text:p>
      <text:p text:style-name="P4">- <text:span text:style-name="T9">nadovezi dve liste</text:span></text:p>
      <text:p text:style-name="P4">- <text:span text:style-name="T9">obrni elemente liste (koristeci prethodne funkcije)</text:span></text:p>
      <text:p text:style-name="P4">- <text:span text:style-name="T9">analizu slozenosti tih fja</text:span></text:p>
      <text:p text:style-name="P4"/>
      <text:p text:style-name="P8">- <text:span text:style-name="T9">napisati fju koja obrce elemente liste u linearnom vremenu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3T10:20:06.692879316</meta:creation-date>
    <dc:date>2022-05-13T16:28:43.969317630</dc:date>
    <meta:editing-duration>PT4H36M54S</meta:editing-duration>
    <meta:editing-cycles>1</meta:editing-cycles>
    <meta:document-statistic meta:table-count="1" meta:image-count="0" meta:object-count="0" meta:page-count="2" meta:paragraph-count="52" meta:word-count="150" meta:character-count="601" meta:non-whitespace-character-count="421"/>
    <meta:generator>LibreOffice/6.0.7.3$Linux_X86_64 LibreOffice_project/00m0$Build-3</meta:generator>
  </office:meta>
</office:document-meta>
</file>